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ff3333" fo:font-weight="bold" style:font-weight-asian="bold" style:font-weight-complex="bold"/>
    </style:style>
    <style:style style:name="P3" style:family="paragraph" style:parent-style-name="Standard" style:list-style-name="L1">
      <style:text-properties fo:color="#800000" fo:font-weight="bold" style:font-weight-asian="bold" style:font-weight-complex="bold"/>
    </style:style>
    <style:style style:name="T1" style:family="text">
      <style:text-properties fo:color="#ff3333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erview Question UFT</text:p>
      <text:p text:style-name="Standard"/>
      <text:p text:style-name="Standard"/>
      <text:list xml:id="list2686240766658703331" text:style-name="L1">
        <text:list-item>
          <text:p text:style-name="P2">What is Parameterization?</text:p>
          <text:p text:style-name="P1">Replacing constant(Fixed) value with parameter is called parameterization.</text:p>
          <text:p text:style-name="P1">Global Feature</text:p>
          <text:p text:style-name="P1">Java, CC++,Javascript, VBScript, Python script, Oracle.</text:p>
          <text:p text:style-name="P1">Passing Single value but different value every time.</text:p>
          <text:p text:style-name="P1">Passing Multiple values</text:p>
        </text:list-item>
        <text:list-item>
          <text:p text:style-name="P1"><text:s/><text:span text:style-name="T1">What is Data Driven Testing?</text:span></text:p>
          <text:p text:style-name="P1">Testing the same functionality using multiple set of Test Data.</text:p>
          <text:p text:style-name="P1">Local Feature.</text:p>
          <text:p text:style-name="P1">Only in Test Automation.</text:p>
          <text:p text:style-name="P1">For <text:s/>Negative Testing and Reliability Testing</text:p>
        </text:list-item>
        <text:list-item>
          <text:p text:style-name="P2"><text:s/>Way of Parameterization?</text:p>
          <text:p text:style-name="P1">Using Loop Statements</text:p>
          <text:p text:style-name="P1">Dynamic Submission of Test Data.</text:p>
          <text:list>
            <text:list-item>
              <text:list>
                <text:list-header>
                  <text:p text:style-name="P1">Enter Test Data directly into Data Table and connect to Test.</text:p>
                  <text:p text:style-name="P1">Import from External Files(excel/text) and connect to test</text:p>
                  <text:p text:style-name="P1">Import from Database and connect to Test</text:p>
                  <text:p text:style-name="P1">Use Data table method and Programmatic statements.</text:p>
                </text:list-header>
              </text:list>
            </text:list-item>
          </text:list>
          <text:p text:style-name="P1">Using Data Table Parameter.</text:p>
          <text:p text:style-name="P1">Using Environment Variables.</text:p>
          <text:p text:style-name="P1">Using Action Parameters</text:p>
          <text:p text:style-name="P1">Using Function Arguments</text:p>
          <text:p text:style-name="P1">Using Dictionary Objects</text:p>
          <text:p text:style-name="P1">Using Automation Objects</text:p>
          <text:p text:style-name="P1"/>
        </text:list-item>
        <text:list-item>
          <text:p text:style-name="P1"><text:s/><text:span text:style-name="T1">Steps for Data Driven Testing using Data Table</text:span></text:p>
          <text:list>
            <text:list-header>
              <text:p text:style-name="P1">Generate the Basic test and run it once.</text:p>
              <text:p text:style-name="P1">Launch Data table and Enter or Import Test Data</text:p>
              <text:p text:style-name="P1">Connect Test Data to the Test</text:p>
              <text:list>
                <text:list-item>
                  <text:list>
                    <text:list-header>
                      <text:p text:style-name="P1">Using Editor view, or Keyword View or Data Driver</text:p>
                    </text:list-header>
                  </text:list>
                </text:list-item>
              </text:list>
            </text:list-header>
          </text:list>
        </text:list-item>
      </text:list>
      <text:p text:style-name="Standard"><text:tab/><text:tab/> <text:s text:c="6"/>Run the Test.</text:p>
      <text:list xml:id="list22362076" text:continue-numbering="true" text:style-name="L1">
        <text:list-item>
          <text:p text:style-name="P2"><text:s/>Syntax for Connecting Test Data to the Test using Editor View</text:p>
          <text:p text:style-name="P1">Datatable of Column name / Column ID , Sheet name / Sheet Id</text:p>
          <text:p text:style-name="P1">Exp:- DataTable (“agent”,Global) </text:p>
        </text:list-item>
      </text:list>
      <text:p text:style-name="Standard"><text:tab/><text:tab/><text:tab/>DataTable (1,1)</text:p>
      <text:list xml:id="list22343108" text:continue-numbering="true" text:style-name="L1">
        <text:list-item>
          <text:p text:style-name="P3">How many Browser Open?</text:p>
          <text:p text:style-name="P3"><text:s/></text:p>
          <text:p text:style-name="P3"/>
        </text:list-item>
        <text:list-item>
          <text:p text:style-name="P1"><text:s/>How many Link on page?</text:p>
        </text:list-item>
      </text:list>
      <text:p text:style-name="Standard"/>
      <text:list xml:id="list22335328" text:continue-numbering="true" text:style-name="L1">
        <text:list-item>
          <text:p text:style-name="P1">How to Retrieve Link Name? </text:p>
        </text:list-item>
        <text:list-item>
          <text:p text:style-name="P1"><text:s/>How to Find Title of All Open Browser</text:p>
        </text:list-item>
        <text:list-item>
          <text:p text:style-name="P1"><text:s/></text:p>
        </text:list-item>
        <text:list-item>
          <text:p text:style-name="P1"/>
        </text:list-item>
        <text:list-item>
          <text:p text:style-name="P1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08T12:51:07.66</meta:creation-date>
    <dc:date>2017-06-11T02:16:24.11</dc:date>
    <meta:editing-duration>PT2H8M14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42" meta:word-count="228" meta:character-count="1420"/>
  </office:meta>
</office:document-meta>
</file>